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62in"/>
    </style:style>
    <style:style style:name="co2" style:family="table-column">
      <style:table-column-properties fo:break-before="auto" style:column-width="2.013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 table:number-columns-spanned="3" table:number-rows-spanned="1">
            <text:p>Exercise: Sensor/C</text:p>
          </table:table-cell>
          <table:covered-table-cell table:number-columns-repeated="2"/>
        </table:table-row>
        <table:table-row table:style-name="ro1">
          <table:table-cell/>
          <table:table-cell office:value-type="string" calcext:value-type="string">
            <text:p>Bad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ur exercises/02-sensor submitte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EK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PERFEKT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no submission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build directory mit abgegeben, src directory verschmutz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ix read-sensor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nny test failure (is_numeric_string bogus?)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nny test failure (is_numeric_string bogus?)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nny test failure (is_char_numeric bogus?)</text:p>
          </table:table-cell>
        </table:table-row>
        <table:table-row table:style-name="ro2"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sunny test failure (is_numeric_string bogus?)</text:p>
          </table:table-cell>
        </table:table-row>
        <table:table-row table:style-name="ro1" table:number-rows-repeated="104856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 style:data-style-name="N2" text:time-value="13:19:31.1231447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1:19:02.566837128</meta:creation-date>
    <dc:date>2024-05-13T13:20:09.763265913</dc:date>
    <meta:editing-duration>PT2M54S</meta:editing-duration>
    <meta:editing-cycles>3</meta:editing-cycles>
    <meta:generator>LibreOffice/7.6.6.3$Linux_X86_64 LibreOffice_project/60$Build-3</meta:generator>
    <meta:document-statistic meta:table-count="1" meta:cell-count="30" meta:object-count="0"/>
  </office:meta>
</office:document-meta>
</file>